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Line_20_Style_20_9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color="#ff0000" draw:marker-end="Arrow" draw:marker-end-width="0.3cm" draw:fill="solid" draw:fill-color="#ff420e" draw:textarea-horizontal-align="center" draw:textarea-vertical-align="middle"/>
    </style:style>
    <style:style style:name="gr10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 style:text-autospace="none"/>
      <style:text-properties fo:color="#000000" fo:font-family="Arial" style:font-family-generic="swiss" style:font-pitch="variable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4" style:family="paragraph">
      <style:paragraph-properties fo:margin-left="0cm" fo:margin-right="0cm" fo:text-align="center" fo:text-indent="0cm" style:text-autospace="none"/>
      <style:text-properties fo:color="#000000" fo:font-family="Arial" style:font-family-generic="swiss" style:font-pitch="variable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5" style:family="paragraph">
      <style:paragraph-properties fo:margin-left="0cm" fo:margin-right="0cm" fo:text-indent="0cm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margin-left="0cm" fo:margin-right="0cm" fo:text-indent="0cm"/>
    </style:style>
    <style:style style:name="P11" style:family="paragraph">
      <style:text-properties fo:font-size="12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letter-kerning="true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5.69999980926514pt" style:font-style-complex="normal" style:font-weight-complex="normal" style:text-emphasize="none" style:font-relief="none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style="italic" fo:text-shadow="none" style:font-size-asian="12pt" style:font-style-asian="italic" style:font-size-complex="12pt" style:font-style-complex="italic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office:forms form:automatic-focus="false" form:apply-design-mode="false"/>
        <draw:custom-shape draw:style-name="gr1" draw:text-style-name="P1" draw:layer="layout" svg:width="3.5cm" svg:height="3.5cm" svg:x="4.1cm" svg:y="2.8cm">
          <text:p text:style-name="P1"><text:span text:style-name="T1">Filesyste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draw:layer="layout" svg:width="20.5cm" svg:height="4cm" svg:x="1.5cm" svg:y="9.3cm">
          <text:p text:style-name="P10"/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2" draw:text-style-name="P2" draw:layer="layout" svg:width="8.5cm" svg:height="3.5cm" svg:x="20cm" svg:y="13.832cm">
            <text:p text:style-name="P10"/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ustom-shape draw:style-name="gr3" draw:text-style-name="P4" draw:layer="layout" svg:width="2.812cm" svg:height="2.5cm" svg:x="21.407cm" svg:y="14.532cm">
            <text:p text:style-name="P3"><text:span text:style-name="T2">INT_PART</text:span>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frame draw:style-name="gr4" draw:text-style-name="P6" draw:layer="layout" svg:width="5.739cm" svg:height="0.818cm" svg:x="20.687cm" svg:y="13.8cm">
            <draw:text-box>
              <text:p text:style-name="P5"><text:span text:style-name="T1">INTERNAL DATABASE</text:span></text:p>
            </draw:text-box>
          </draw:frame>
        </draw:g>
        <draw:g>
          <draw:custom-shape draw:style-name="gr2" draw:text-style-name="P2" draw:layer="layout" svg:width="11.5cm" svg:height="3.5cm" svg:x="16.5cm" svg:y="17.8cm">
            <text:p text:style-name="P10"/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ustom-shape draw:style-name="gr3" draw:text-style-name="P4" draw:layer="layout" svg:width="3cm" svg:height="2.5cm" svg:x="21cm" svg:y="18.4cm">
            <text:p text:style-name="P3"><text:span text:style-name="T2">EXT_PART</text:span>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style-name="gr3" draw:text-style-name="P4" draw:layer="layout" svg:width="3.5cm" svg:height="2.5cm" svg:x="17.3cm" svg:y="18.4cm">
            <text:p text:style-name="P3"><text:span text:style-name="T2">EXT_PRODUCT</text:span>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frame draw:style-name="gr4" draw:text-style-name="P6" draw:layer="layout" svg:width="5.904cm" svg:height="0.818cm" svg:x="18cm" svg:y="17.707cm">
            <draw:text-box>
              <text:p text:style-name="P5"><text:span text:style-name="T1">EXTERNAL DATABASE</text:span></text:p>
            </draw:text-box>
          </draw:frame>
        </draw:g>
        <draw:custom-shape draw:style-name="gr5" draw:text-style-name="P8" draw:layer="layout" svg:width="6cm" svg:height="2cm" svg:x="2cm" svg:y="10.3cm">
          <text:p text:style-name="P7"><text:span text:style-name="T3">ProductProcessorService</text:span><text:span text:style-name="T3"><text:line-break/></text:span><text:span text:style-name="T4">(smooks for mule route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draw:layer="layout" svg:width="6cm" svg:height="2cm" svg:x="14.5cm" svg:y="10.3cm">
          <text:p text:style-name="P7"><text:span text:style-name="T3">Stock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6" draw:layer="layout" svg:width="1.907cm" svg:height="0.818cm" svg:x="1.593cm" svg:y="9.3cm">
          <draw:text-box>
            <text:p text:style-name="P5"><text:span text:style-name="T1">MULE</text:span></text:p>
          </draw:text-box>
        </draw:frame>
        <draw:custom-shape draw:style-name="gr2" draw:text-style-name="P9" draw:layer="layout" svg:width="8.5cm" svg:height="1.5cm" svg:x="6.5cm" svg:y="19.8cm">
          <text:p text:style-name="P1"><text:span text:style-name="T1">Receive PC's and Laptops C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9" draw:layer="layout" svg:width="5.5cm" svg:height="1.5cm" svg:x="0.5cm" svg:y="19.8cm">
          <text:p text:style-name="P1"><text:span text:style-name="T1">Receive All C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11" draw:layer="layout" svg:width="4.88cm" svg:height="1.216cm" svg:x="6.121cm" svg:y="0.601cm">
          <draw:text-box>
            <text:p text:style-name="P10"><text:span text:style-name="T5">1.</text:span><text:span text:style-name="T3"> Product File Delivery</text:span><text:span text:style-name="T3"><text:line-break/></text:span><text:span text:style-name="T6">(EDI)</text:span></text:p>
          </draw:text-box>
        </draw:frame>
        <draw:line draw:style-name="gr6" draw:text-style-name="P2" draw:layer="layout" svg:x1="5.821cm" svg:y1="0.644cm" svg:x2="5.821cm" svg:y2="3.4cm">
          <text:p text:style-name="P10"/>
        </draw:line>
        <draw:line draw:style-name="gr7" draw:text-style-name="P2" draw:layer="layout" svg:x1="5.9cm" svg:y1="5.9cm" svg:x2="5.9cm" svg:y2="10.9cm">
          <text:p text:style-name="P10"/>
        </draw:line>
        <draw:frame draw:style-name="gr4" draw:text-style-name="P11" draw:layer="layout" svg:width="5.104cm" svg:height="1.216cm" svg:x="6.396cm" svg:y="6.8cm">
          <draw:text-box>
            <text:p text:style-name="P10"><text:span text:style-name="T5">2.</text:span><text:span text:style-name="T3"> EDI Product Message</text:span><text:span text:style-name="T3"><text:line-break/></text:span><text:span text:style-name="T4">(Streamed)</text:span></text:p>
          </draw:text-box>
        </draw:frame>
        <draw:line draw:style-name="gr8" draw:text-style-name="P2" draw:layer="layout" svg:x1="8cm" svg:y1="11.2cm" svg:x2="14.5cm" svg:y2="11.2cm">
          <text:p text:style-name="P10"/>
        </draw:line>
        <draw:frame draw:style-name="gr4" draw:text-style-name="P11" draw:layer="layout" svg:width="6.187cm" svg:height="1.69cm" svg:x="8.213cm" svg:y="9.488cm">
          <draw:text-box>
            <text:p text:style-name="P10"><text:span text:style-name="T5">3. </text:span><text:span text:style-name="T7">Call <text:s/>Stock Service and get </text:span></text:p>
            <text:p text:style-name="P10"><text:span text:style-name="T7">Stock information returned</text:span></text:p>
            <text:p text:style-name="P10"><text:span text:style-name="T8">(MuleDispatcher)</text:span></text:p>
          </draw:text-box>
        </draw:frame>
        <draw:line draw:style-name="gr6" draw:text-style-name="P2" draw:layer="layout" svg:x1="20cm" svg:y1="15.3cm" svg:x2="8cm" svg:y2="11.8cm">
          <text:p text:style-name="P10"/>
        </draw:line>
        <draw:frame draw:style-name="gr4" draw:text-style-name="P11" draw:layer="layout" svg:width="3.102cm" svg:height="1.216cm" svg:x="16.898cm" svg:y="13.3cm">
          <draw:text-box>
            <text:p text:style-name="P10"><text:span text:style-name="T5">4.</text:span><text:span text:style-name="T3"> Read Parts</text:span><text:span text:style-name="T3"><text:line-break/></text:span><text:span text:style-name="T8">(SqlExecutor)</text:span></text:p>
          </draw:text-box>
        </draw:frame>
        <draw:line draw:style-name="gr9" draw:text-style-name="P2" draw:layer="layout" svg:x1="3.5cm" svg:y1="12.3cm" svg:x2="3.5cm" svg:y2="19.8cm">
          <text:p text:style-name="P10"/>
        </draw:line>
        <draw:frame draw:style-name="gr4" draw:text-style-name="P11" draw:layer="layout" svg:width="3.728cm" svg:height="1.694cm" svg:x="3.5cm" svg:y="14.3cm">
          <draw:text-box>
            <text:p text:style-name="P10"><text:span text:style-name="T5">5. </text:span><text:span text:style-name="T7">Route Product</text:span><text:span text:style-name="T7"><text:line-break/></text:span><text:span text:style-name="T8">(XML)</text:span><text:span text:style-name="T7"><text:line-break/></text:span><text:span text:style-name="T8">(MuleDispatcher)</text:span></text:p>
          </draw:text-box>
        </draw:frame>
        <draw:line draw:style-name="gr10" draw:text-style-name="P2" draw:layer="layout" svg:x1="6.5cm" svg:y1="12.3cm" svg:x2="9.5cm" svg:y2="19.8cm">
          <text:p text:style-name="P10"/>
        </draw:line>
        <draw:frame draw:style-name="gr4" draw:text-style-name="P11" draw:layer="layout" svg:width="3.728cm" svg:height="1.694cm" svg:x="8.772cm" svg:y="16.606cm">
          <draw:text-box>
            <text:p text:style-name="P10"><text:span text:style-name="T5">6. </text:span><text:span text:style-name="T7">Route Product</text:span><text:span text:style-name="T7"><text:line-break/></text:span><text:span text:style-name="T8">(JSON)</text:span><text:span text:style-name="T7"><text:line-break/></text:span><text:span text:style-name="T8">(MuleDispatcher)</text:span></text:p>
          </draw:text-box>
        </draw:frame>
        <draw:line draw:style-name="gr10" draw:text-style-name="P2" draw:layer="layout" svg:x1="7cm" svg:y1="12.3cm" svg:x2="17cm" svg:y2="19cm">
          <text:p text:style-name="P10"/>
        </draw:line>
        <draw:frame draw:style-name="gr4" draw:text-style-name="P11" draw:layer="layout" svg:width="5.35cm" svg:height="1.216cm" svg:x="13cm" svg:y="15.284cm">
          <draw:text-box>
            <text:p text:style-name="P10"><text:span text:style-name="T5">7 &amp; 8.</text:span><text:span text:style-name="T7"> Insert Product data</text:span><text:span text:style-name="T7"><text:line-break/></text:span><text:span text:style-name="T8">(SqlExecutor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Maurice Zeijen</meta:initial-creator>
    <meta:creation-date>2008-09-18T20:42:57</meta:creation-date>
    <dc:creator>Maurice Zeijen</dc:creator>
    <dc:date>2008-09-18T21:39:51</dc:date>
    <meta:editing-cycles>3</meta:editing-cycles>
    <meta:editing-duration>PT26M20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